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  <style:style style:name="P4" style:family="paragraph" style:parent-style-name="Heading_20_4">
      <style:paragraph-properties fo:padding="0.0193in" fo:border="0.0008in solid #d9d9e3"/>
    </style:style>
    <style:style style:name="P5" style:family="paragraph" style:parent-style-name="Standard">
      <style:paragraph-properties fo:margin-top="0in" fo:margin-bottom="0.1965in" fo:padding="0.0193in" fo:border="0.0008in solid #d9d9e3"/>
    </style:style>
    <style:style style:name="P6" style:family="paragraph" style:parent-style-name="Standard">
      <style:paragraph-properties fo:padding="0.0193in" fo:border="0.0008in solid #d9d9e3"/>
    </style:style>
    <style:style style:name="P7" style:family="paragraph" style:parent-style-name="Text_20_body" style:list-style-name="L1">
      <style:paragraph-properties fo:padding="0.0193in" fo:border="0.0008in solid #d9d9e3"/>
    </style:style>
    <style:style style:name="P8" style:family="paragraph" style:parent-style-name="Text_20_body" style:list-style-name="L2">
      <style:paragraph-properties fo:padding="0.0193in" fo:border="0.0008in solid #d9d9e3"/>
    </style:style>
    <style:style style:name="P9" style:family="paragraph" style:parent-style-name="Text_20_body" style:list-style-name="L3">
      <style:paragraph-properties fo:padding="0.0193in" fo:border="0.0008in solid #d9d9e3"/>
    </style:style>
    <style:style style:name="P10" style:family="paragraph" style:parent-style-name="Text_20_body" style:list-style-name="L4">
      <style:paragraph-properties fo:padding="0.0193in" fo:border="0.0008in solid #d9d9e3"/>
    </style:style>
    <style:style style:name="P11" style:family="paragraph" style:parent-style-name="Text_20_body" style:list-style-name="L5">
      <style:paragraph-properties fo:padding="0.0193in" fo:border="0.0008in solid #d9d9e3"/>
    </style:style>
    <style:style style:name="P12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5">
      <style:paragraph-properties fo:margin-top="0in" fo:margin-bottom="0in"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hat.openai.com/share/2170e3b1-715c-4351-8d90-19fa26233f85" text:style-name="Internet_20_link" text:visited-style-name="Visited_20_Internet_20_Link">https://chat.openai.com/share/2170e3b1-715c-4351-8d90-19fa26233f85</text:a></text:p>
      <text:p text:style-name="P1"/>
      <text:p text:style-name="P1">создай професиональный учебник по Html для разработчика - чтобы охватить все темы и разделы разработки</text:p>
      <text:p text:style-name="P1">ChatGPT</text:p>
      <text:p text:style-name="P5">ChatGPT</text:p>
      <text:p text:style-name="P2">Конечно, создание полноценного учебника HTML может занять большой объем текста, но я могу предложить структуру, которая охватывает основные темы и разделы, необходимые для разработчика HTML.</text:p>
      <text:h text:style-name="P3" text:outline-level="3">Учебник по HTML для разработчиков</text:h>
      <text:h text:style-name="P4" text:outline-level="4">Часть 1: Введение в HTML</text:h>
      <text:list xml:id="list8858394395572248078" text:style-name="L1">
        <text:list-item>
          <text:p text:style-name="P7"><text:span text:style-name="Strong_20_Emphasis">Основы HTML</text:span></text:p>
          <text:list>
            <text:list-item>
              <text:p text:style-name="P12">История и цели HTML</text:p>
            </text:list-item>
            <text:list-item>
              <text:p text:style-name="P12">Структура HTML-документа</text:p>
            </text:list-item>
            <text:list-item>
              <text:p text:style-name="P12">Основные элементы: теги, атрибуты</text:p>
            </text:list-item>
          </text:list>
        </text:list-item>
        <text:list-item>
          <text:p text:style-name="P7"><text:span text:style-name="Strong_20_Emphasis">Структура HTML</text:span></text:p>
          <text:list>
            <text:list-item>
              <text:p text:style-name="P12">Заголовки</text:p>
            </text:list-item>
            <text:list-item>
              <text:p text:style-name="P12">Параграфы</text:p>
            </text:list-item>
            <text:list-item>
              <text:p text:style-name="P12">Списки</text:p>
            </text:list-item>
            <text:list-item>
              <text:p text:style-name="P12">Таблицы</text:p>
            </text:list-item>
            <text:list-item>
              <text:p text:style-name="P7">Формы и элементы управления</text:p>
            </text:list-item>
          </text:list>
        </text:list-item>
      </text:list>
      <text:h text:style-name="P4" text:outline-level="4">Часть 2: Расширенные темы HTML</text:h>
      <text:list xml:id="list2833917654720400588" text:style-name="L2">
        <text:list-item>
          <text:p text:style-name="P8"><text:span text:style-name="Strong_20_Emphasis">Ссылки и медиа</text:span></text:p>
          <text:list>
            <text:list-item>
              <text:p text:style-name="P13">Гиперссылки</text:p>
            </text:list-item>
            <text:list-item>
              <text:p text:style-name="P13">Изображения</text:p>
            </text:list-item>
            <text:list-item>
              <text:p text:style-name="P13">Аудио и видео</text:p>
            </text:list-item>
            <text:list-item>
              <text:p text:style-name="P13">HTML5 нововведения</text:p>
            </text:list-item>
          </text:list>
        </text:list-item>
        <text:list-item>
          <text:p text:style-name="P8"><text:span text:style-name="Strong_20_Emphasis">Фреймы и встраиваемый контент</text:span></text:p>
          <text:list>
            <text:list-item>
              <text:p text:style-name="P13">Использование фреймов</text:p>
            </text:list-item>
            <text:list-item>
              <text:p text:style-name="P8">Встраивание видео YouTube, карт Google и других сервисов</text:p>
            </text:list-item>
          </text:list>
        </text:list-item>
      </text:list>
      <text:h text:style-name="P4" text:outline-level="4">Часть 3: Продвинутые концепции HTML</text:h>
      <text:list xml:id="list7817515740093241935" text:style-name="L3">
        <text:list-item>
          <text:p text:style-name="P9"><text:span text:style-name="Strong_20_Emphasis">Семантические элементы</text:span></text:p>
          <text:list>
            <text:list-item>
              <text:p text:style-name="P14">Значение семантики в HTML</text:p>
            </text:list-item>
            <text:list-item>
              <text:p text:style-name="P14">Заголовки разных уровней</text:p>
            </text:list-item>
            <text:list-item>
              <text:p text:style-name="P14">Структурные элементы: header, footer, nav, section, article</text:p>
            </text:list-item>
          </text:list>
        </text:list-item>
        <text:list-item>
          <text:p text:style-name="P9"><text:span text:style-name="Strong_20_Emphasis">HTML и CSS</text:span></text:p>
          <text:list>
            <text:list-item>
              <text:p text:style-name="P14">Основы CSS</text:p>
            </text:list-item>
            <text:list-item>
              <text:p text:style-name="P14"><text:soft-page-break/>Применение CSS к HTML</text:p>
            </text:list-item>
            <text:list-item>
              <text:p text:style-name="P9">Inline и внешние стили</text:p>
            </text:list-item>
          </text:list>
        </text:list-item>
      </text:list>
      <text:h text:style-name="P4" text:outline-level="4">Часть 4: Оптимизация и прочие темы</text:h>
      <text:list xml:id="list518627255967334440" text:style-name="L4">
        <text:list-item>
          <text:p text:style-name="P10"><text:span text:style-name="Strong_20_Emphasis">Оптимизация для поисковых систем (SEO)</text:span></text:p>
          <text:list>
            <text:list-item>
              <text:p text:style-name="P15">Мета-теги</text:p>
            </text:list-item>
            <text:list-item>
              <text:p text:style-name="P15">Оптимизация заголовков</text:p>
            </text:list-item>
            <text:list-item>
              <text:p text:style-name="P15">Дружественные URL</text:p>
            </text:list-item>
          </text:list>
        </text:list-item>
        <text:list-item>
          <text:p text:style-name="P10"><text:span text:style-name="Strong_20_Emphasis">Мобильная адаптация</text:span></text:p>
          <text:list>
            <text:list-item>
              <text:p text:style-name="P15">Адаптивный дизайн</text:p>
            </text:list-item>
            <text:list-item>
              <text:p text:style-name="P10">Медиа-запросы</text:p>
            </text:list-item>
          </text:list>
        </text:list-item>
      </text:list>
      <text:h text:style-name="P4" text:outline-level="4">Часть 5: Инструменты и ресурсы</text:h>
      <text:list xml:id="list2274003072222577299" text:style-name="L5">
        <text:list-item>
          <text:p text:style-name="P11"><text:span text:style-name="Strong_20_Emphasis">Инструменты для разработки</text:span></text:p>
          <text:list>
            <text:list-item>
              <text:p text:style-name="P16">Редакторы кода</text:p>
            </text:list-item>
            <text:list-item>
              <text:p text:style-name="P16">Инспекторы элементов</text:p>
            </text:list-item>
            <text:list-item>
              <text:p text:style-name="P16">Онлайн-ресурсы для HTML</text:p>
            </text:list-item>
          </text:list>
        </text:list-item>
        <text:list-item>
          <text:p text:style-name="P11"><text:span text:style-name="Strong_20_Emphasis">Дальнейшее изучение</text:span></text:p>
          <text:list>
            <text:list-item>
              <text:p text:style-name="P16">Расширенные темы HTML</text:p>
            </text:list-item>
            <text:list-item>
              <text:p text:style-name="P11">Ресурсы для продвинутой разработки</text:p>
            </text:list-item>
          </text:list>
        </text:list-item>
      </text:list>
      <text:p text:style-name="P2">Это лишь общая структура, которую можно использовать в учебнике. Каждая тема может быть дополнена примерами кода, упражнениями и ссылками на дополнительные материалы для углубленного изуч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7S</meta:editing-duration>
    <meta:editing-cycles>4</meta:editing-cycles>
    <meta:generator>OpenOffice/4.1.14$Win32 OpenOffice.org_project/4114m1$Build-9811</meta:generator>
    <dc:date>2023-11-30T15:22:59.20</dc:date>
    <dc:creator>Dima Wide</dc:creator>
    <meta:document-statistic meta:table-count="0" meta:image-count="0" meta:object-count="0" meta:page-count="2" meta:paragraph-count="52" meta:word-count="248" meta:character-count="1618"/>
    <meta:user-defined meta:name="Info 1"/>
    <meta:user-defined meta:name="Info 2"/>
    <meta:user-defined meta:name="Info 3"/>
    <meta:user-defined meta:name="Info 4"/>
  </office:meta>
</office:document-meta>
</file>